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rSpecialCharTest_map_singleQuote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_singleQuote.test_4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_singleQuote.test_3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_singleQuote.test_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_singleQuote.test_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_singleQuote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_singleQuote.test_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_singleQuote.test_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_singleQuote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_singleQuote.test_3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_singleQuote.test_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_singleQuote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_singleQuote.test_9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_singleQuote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_singleQuote.test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_singleQuot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_singleQuote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rSpecialCharTest_map_singleQuote.test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